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d5eb" officeooo:paragraph-rsid="0011d5eb"/>
    </style:style>
    <style:style style:name="P2" style:family="paragraph" style:parent-style-name="Standard">
      <style:text-properties officeooo:rsid="001364a2" officeooo:paragraph-rsid="001364a2"/>
    </style:style>
    <style:style style:name="P3" style:family="paragraph" style:parent-style-name="Standard" style:list-style-name="L1">
      <style:text-properties officeooo:rsid="001364a2" officeooo:paragraph-rsid="001364a2"/>
    </style:style>
    <style:style style:name="P4" style:family="paragraph" style:parent-style-name="Standard">
      <style:text-properties officeooo:rsid="0014d559" officeooo:paragraph-rsid="0014d559"/>
    </style:style>
    <style:style style:name="P5" style:family="paragraph" style:parent-style-name="Standard" style:list-style-name="L1">
      <style:text-properties officeooo:rsid="0014d559" officeooo:paragraph-rsid="0014d559"/>
    </style:style>
    <style:style style:name="P6" style:family="paragraph" style:parent-style-name="Standard" style:list-style-name="L2">
      <style:text-properties officeooo:rsid="0014d559" officeooo:paragraph-rsid="0014d559"/>
    </style:style>
    <style:style style:name="P7" style:family="paragraph" style:parent-style-name="Standard">
      <style:text-properties officeooo:rsid="00155c9b" officeooo:paragraph-rsid="00155c9b"/>
    </style:style>
    <style:style style:name="P8" style:family="paragraph" style:parent-style-name="Standard" style:list-style-name="L3">
      <style:text-properties officeooo:rsid="00155c9b" officeooo:paragraph-rsid="00155c9b"/>
    </style:style>
    <style:style style:name="P9" style:family="paragraph" style:parent-style-name="Standard" style:list-style-name="L3">
      <style:text-properties officeooo:paragraph-rsid="00155c9b"/>
    </style:style>
    <style:style style:name="P10" style:family="paragraph" style:parent-style-name="Standard">
      <style:text-properties officeooo:rsid="0016e2d8" officeooo:paragraph-rsid="0016e2d8"/>
    </style:style>
    <style:style style:name="P11" style:family="paragraph" style:parent-style-name="Standard" style:list-style-name="L4">
      <style:text-properties officeooo:rsid="0016e2d8" officeooo:paragraph-rsid="0016e2d8"/>
    </style:style>
    <style:style style:name="P12" style:family="paragraph" style:parent-style-name="Standard">
      <style:text-properties officeooo:rsid="0018756b" officeooo:paragraph-rsid="0016e2d8"/>
    </style:style>
    <style:style style:name="P13" style:family="paragraph" style:parent-style-name="Standard">
      <style:text-properties officeooo:rsid="0018756b" officeooo:paragraph-rsid="0018756b"/>
    </style:style>
    <style:style style:name="P14" style:family="paragraph" style:parent-style-name="Standard">
      <style:text-properties officeooo:rsid="001bc2a4" officeooo:paragraph-rsid="001bc2a4"/>
    </style:style>
    <style:style style:name="P15" style:family="paragraph" style:parent-style-name="Standard">
      <style:text-properties fo:font-weight="bold" officeooo:rsid="0011d5eb" officeooo:paragraph-rsid="001bf12d" style:font-weight-asian="bold" style:font-weight-complex="bold"/>
    </style:style>
    <style:style style:name="P16" style:family="paragraph" style:parent-style-name="Standard">
      <style:text-properties fo:font-weight="bold" officeooo:rsid="0014d559" officeooo:paragraph-rsid="0014d559" style:font-weight-asian="bold" style:font-weight-complex="bold"/>
    </style:style>
    <style:style style:name="P17" style:family="paragraph" style:parent-style-name="Standard">
      <style:text-properties fo:font-weight="bold" officeooo:rsid="00155c9b" officeooo:paragraph-rsid="00155c9b" style:font-weight-asian="bold" style:font-weight-complex="bold"/>
    </style:style>
    <style:style style:name="P18" style:family="paragraph" style:parent-style-name="Standard">
      <style:text-properties fo:font-size="16pt" fo:font-weight="bold" officeooo:rsid="0014d559" officeooo:paragraph-rsid="0014d559" style:font-size-asian="16pt" style:font-weight-asian="bold" style:font-size-complex="16pt" style:font-weight-complex="bold"/>
    </style:style>
    <style:style style:name="P19" style:family="paragraph" style:parent-style-name="Standard">
      <style:text-properties fo:font-size="14pt" fo:font-weight="bold" officeooo:rsid="0014d559" officeooo:paragraph-rsid="0014d559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155c9b" officeooo:paragraph-rsid="00155c9b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rsid="0018756b" officeooo:paragraph-rsid="0018756b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016e2d8" officeooo:paragraph-rsid="0016e2d8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2pt" officeooo:rsid="0014d559" officeooo:paragraph-rsid="0014d559" style:font-size-asian="12pt" style:font-size-complex="12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officeooo:rsid="0014d559"/>
    </style:style>
    <style:style style:name="T2" style:family="text">
      <style:text-properties fo:color="#00aa00" style:font-name="Monospace" fo:font-size="10pt" fo:font-style="italic" style:font-size-asian="10pt" style:font-style-asian="italic"/>
    </style:style>
    <style:style style:name="T3" style:family="text">
      <style:text-properties fo:color="#00aa00" style:font-name="Monospace" fo:font-size="10pt" fo:font-style="italic" style:text-underline-style="solid" style:text-underline-width="auto" style:text-underline-color="font-color" style:font-size-asian="10pt" style:font-style-asian="italic"/>
    </style:style>
    <style:style style:name="T4" style:family="text">
      <style:text-properties officeooo:rsid="00155c9b"/>
    </style:style>
    <style:style style:name="T5" style:family="text">
      <style:text-properties officeooo:rsid="0016e2d8"/>
    </style:style>
    <style:style style:name="T6" style:family="text">
      <style:text-properties officeooo:rsid="0018756b"/>
    </style:style>
    <style:style style:name="T7" style:family="text">
      <style:text-properties officeooo:rsid="0018e335"/>
    </style:style>
    <style:style style:name="T8" style:family="text">
      <style:text-properties officeooo:rsid="001bf12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4d559" style:font-weight-asian="bold" style:font-weight-complex="bold"/>
    </style:style>
    <style:style style:name="T11" style:family="text">
      <style:text-properties fo:font-weight="bold" officeooo:rsid="00155c9b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R<text:span text:style-name="T1">EADME – ÜBUNG 1 Viktor Werle 3603083</text:span></text:p>
      <text:p text:style-name="P1"/>
      <text:p text:style-name="P2">Programmiersprache: python v3.5</text:p>
      <text:p text:style-name="P4">Ich hatte bis jetzt nie in python programmiert und bin mir nicht zu 100% sicher, ob die Umsetzung soweit richtig ist, bzw. den python Richtlinien entspricht.</text:p>
      <text:p text:style-name="P4"/>
      <text:p text:style-name="P18">Umsetzung</text:p>
      <text:p text:style-name="P2"/>
      <text:p text:style-name="P23">Die Software ist in drei Pakete unterteilt:</text:p>
      <text:p text:style-name="P4"/>
      <text:list xml:id="list7035097794618739794" text:style-name="L1">
        <text:list-item>
          <text:p text:style-name="P3"><text:span text:style-name="T9">logger</text:span> – <text:span text:style-name="T1">kümmer sich um das Loggen der Kommunikation zwischen den Knoten und regelt die Ausgabe der Nachrichten auf der STDOUT.</text:span></text:p>
          <text:p text:style-name="P5">Konfiguration des Loggers erfolgt über eine Konfigurationsdatei logging_config.ini, welche im Verzeichnis conf/logger zu finden ist.</text:p>
        </text:list-item>
        <text:list-item>
          <text:p text:style-name="P5"><text:span text:style-name="T9">node</text:span> – node Package beinhaltet alle Komponenten <text:span text:style-name="T8">des</text:span> Knoten.</text:p>
        </text:list-item>
        <text:list-item>
          <text:p text:style-name="P3"><text:span text:style-name="T10">u</text:span><text:span text:style-name="T9">til</text:span> – <text:span text:style-name="T1">hier sind alle Hilfs-Klassen und Skripte zu finden</text:span></text:p>
        </text:list-item>
      </text:list>
      <text:p text:style-name="P2"/>
      <text:p text:style-name="P19">Package node</text:p>
      <text:p text:style-name="P4"/>
      <text:p text:style-name="P16">Node</text:p>
      <text:p text:style-name="P4">Die Klasse Node stellt den eigentlichen Knoten dar und besitzt zwei wichtige Komponenten:</text:p>
      <text:list xml:id="list5180473729521779141" text:style-name="L2">
        <text:list-item>
          <text:p text:style-name="P6"><text:span text:style-name="T9">Receiver</text:span> – kümmert sich um das Empfangen und <text:span text:style-name="T8">das </text:span>Verarbeiten aller Nachrichten. Wir<text:span text:style-name="T8">d</text:span> beim Start des Knoten in einem separaten Thread ausgeführt.</text:p>
        </text:list-item>
        <text:list-item>
          <text:p text:style-name="P6"><text:span text:style-name="T9">Submitter</text:span> – kümmer sich um das Versenden der Nachrichten. Im Gegensatz zum Receiver läuft der Submitter nicht permanent. Eine Instance wird erst beim senden einer Nachricht aufgebaut.</text:p>
        </text:list-item>
      </text:list>
      <text:p text:style-name="P4"/>
      <text:p text:style-name="P16">node_message </text:p>
      <text:p text:style-name="P4">Definiert den Nachrichtenprotokoll. Der Protokoll hat <text:span text:style-name="T8">den </text:span>folgenden Aufbau:</text:p>
      <text:p text:style-name="P4"><text:span text:style-name="T2">{</text:span></text:p>
      <text:p text:style-name="P24"><text:span text:style-name="T2"><text:s text:c="4"/>header: {</text:span></text:p>
      <text:p text:style-name="P24"><text:span text:style-name="T2"><text:s text:c="8"/></text:span><text:span text:style-name="T3">timestamp</text:span><text:span text:style-name="T2">: &lt;time string&gt;,</text:span></text:p>
      <text:p text:style-name="P24"><text:span text:style-name="T2"><text:s text:c="8"/>subm_id: &lt;node id string&gt;,</text:span></text:p>
      <text:p text:style-name="P24"><text:span text:style-name="T2"><text:s text:c="8"/>subm_ip: &lt;node </text:span><text:span text:style-name="T3">ip</text:span><text:span text:style-name="T2"> string&gt;,</text:span></text:p>
      <text:p text:style-name="P24"><text:span text:style-name="T2"><text:s text:c="8"/>subm_port: &lt;node port string&gt;,</text:span></text:p>
      <text:p text:style-name="P24"><text:span text:style-name="T2"><text:s text:c="8"/>recv_id: &lt;node id string&gt;,</text:span></text:p>
      <text:p text:style-name="P24"><text:span text:style-name="T2"><text:s text:c="8"/>recv_ip: &lt;node </text:span><text:span text:style-name="T3">ip</text:span><text:span text:style-name="T2"> string&gt;,</text:span></text:p>
      <text:p text:style-name="P24"><text:span text:style-name="T2"><text:s text:c="8"/>recv_port: &lt;node port string&gt;,</text:span></text:p>
      <text:p text:style-name="P24"><text:span text:style-name="T2"><text:s text:c="4"/>}</text:span></text:p>
      <text:p text:style-name="P24"><text:span text:style-name="T2"><text:s text:c="4"/>data: {</text:span></text:p>
      <text:p text:style-name="P24"><text:span text:style-name="T2"><text:s text:c="8"/>message: &lt;message string&gt;</text:span></text:p>
      <text:p text:style-name="P24"><text:span text:style-name="T2"><text:s text:c="4"/>}</text:span></text:p>
      <text:p text:style-name="P4"><text:span text:style-name="T2">}</text:span></text:p>
      <text:p text:style-name="P7">Alle Nachrichten werden vor dem Senden in ein JSON-Format<text:span text:style-name="T8">(String)</text:span> konvertiert und nach dem Empfangen erneut in ein Objekt umgewandelt. </text:p>
      <text:p text:style-name="P7"/>
      <text:p text:style-name="P20">Package util</text:p>
      <text:p text:style-name="P7"/>
      <text:p text:style-name="P7">In diesem Package liegen die Skripte zum generieren der Knoten-Informationen.</text:p>
      <text:list xml:id="list8132559434340336428" text:style-name="L3">
        <text:list-item>
          <text:p text:style-name="P9"><text:span text:style-name="T11">gen_node_list </text:span><text:span text:style-name="T4">– erstellt im Verzeichnis conf/ die Datei node_list.txt. Die Datei beinhaltet die Verbindungsinformationen (ID, IP, PORT) aller Knoten.</text:span></text:p>
        </text:list-item>
        <text:list-item>
          <text:p text:style-name="P8"><text:span text:style-name="T9">graphgen</text:span> – erzeugt im Verarbeiten conf/ die Datei graphviz.txt. Die Datei beinhaltet alle Informationen zu den Nachbarn aller Knoten.</text:p>
        </text:list-item>
      </text:list>
      <text:p text:style-name="P7"><text:soft-page-break/></text:p>
      <text:p text:style-name="P7"/>
      <text:p text:style-name="P17">Settings</text:p>
      <text:p text:style-name="P7">Ein<text:span text:style-name="T5">e</text:span> der wichtigsten Klassen ist die Klasse Settings. <text:span text:style-name="T5">Diese kümmert sich um die Einstellungen der Anwendung und stellt diese allen anderen Komponenten der Anwendung zur Verfügung.</text:span></text:p>
      <text:p text:style-name="P10">Die Einstellungen werden in der Datei conf/settings.txt vorgenommen (Startart der Anwendung, Anzahl der Konten/Kanten etc..)</text:p>
      <text:p text:style-name="P4"/>
      <text:p text:style-name="P21">Kommunikation</text:p>
      <text:p text:style-name="P13">Die Kommunikation der Nachrichten zwischen den Knoten Erfolg<text:span text:style-name="T8">t</text:span> asynchron und wurde mit Hilfe der Bibliothek <text:span text:style-name="T9">ZEROMQ</text:span> umgesetzt. <text:span text:style-name="T7">Aus diesem Grund muss auf dem System ZEROMQ-Pakete vorhanden bzw. installiert sein.</text:span></text:p>
      <text:p text:style-name="P14">http://zeromq.org/</text:p>
      <text:p text:style-name="P4"/>
      <text:p text:style-name="P22">Start der Anwendung</text:p>
      <text:p text:style-name="P10">Zum starten der Anwendung existieren drei S<text:span text:style-name="T8">k</text:span>ripte:</text:p>
      <text:list xml:id="list4540861160484819702" text:style-name="L4">
        <text:list-item>
          <text:p text:style-name="P11"><text:bookmark-start text:name="__DdeLink__102_525894586"/><text:span text:style-name="T9">create_config_file</text:span> <text:bookmark-end text:name="__DdeLink__102_525894586"/>– erstellt automatisch die Dateien conf/<text:span text:style-name="T4">node_list.txt </text:span>und conf/graphviz.txt. Dabei werden die Einstellungen zu der max. Anzahl <text:span text:style-name="T8">der </text:span>Knoten und <text:span text:style-name="T8">der </text:span>Kanten berücksichtigt.</text:p>
        </text:list-item>
        <text:list-item>
          <text:p text:style-name="P11"><text:span text:style-name="T9">manager</text:span> – ist kein Knoten! Ist nur dazu da, um mit den Knoten zu interagieren. D.h. man kann an d<text:span text:style-name="T6">ie</text:span> Knoten Nachrichten/Kontrollnachrichten/Gerüchte etc. verschicken.</text:p>
        </text:list-item>
        <text:list-item>
          <text:p text:style-name="P11"><text:span text:style-name="T9">node_starter</text:span> – ist ebenfalls kein Knoten! Ist nur dazu da, um die Knoten zu starten. Alle Knoten werden in separaten Kind-Prozessen (nicht Threads) gestartet. Dies bri<text:span text:style-name="T6">ng</text:span>t einige Vorteile mit:</text:p>
          <text:list>
            <text:list-item>
              <text:p text:style-name="P11">Es wird NICHT für jeden Knoten eine Shell aufgemacht</text:p>
            </text:list-item>
            <text:list-item>
              <text:p text:style-name="P11">Alle Knoten teilen sich die selbe STDOUT, d.h. die gesamte Kommunikation erscheint in einem Shell-Fenster.</text:p>
            </text:list-item>
            <text:list-item>
              <text:p text:style-name="P11">Mit dem Sterben des Vaterprozesses, sterben alle Kindprozesse. Es gibt keine „vergessene“ <text:span text:style-name="T6">Prozesse.</text:span></text:p>
            </text:list-item>
          </text:list>
        </text:list-item>
      </text:list>
      <text:p text:style-name="P10"/>
      <text:p text:style-name="P10">Alle drei Skripte laufen unabhängig von einander <text:span text:style-name="T6">ab</text:span> und MÜSSEN aus dem Verzeich<text:span text:style-name="T8">n</text:span>is $HOME/uebung1/src/ ausgeführt werden!</text:p>
      <text:p text:style-name="P10">Stellen Sie zuerst die gewünschte Anzahl an Knoten und Kanten in der Datei conf/settings.txt ein. Führen Sie den Skript create_config_file aus. </text:p>
      <text:p text:style-name="P10">Danach könne<text:span text:style-name="T6">n</text:span> manager und node_starter in separaten Shell-Fenster gestartet werden.</text:p>
      <text:p text:style-name="P12"/>
      <text:p text:style-name="P12"/>
      <text:p text:style-name="P10"/>
      <text:p text:style-name="P10"/>
      <text:p text:style-name="P4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20:49:37.654136757</meta:creation-date>
    <dc:date>2017-01-19T22:47:05.471904434</dc:date>
    <meta:editing-duration>PT13M22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2" meta:paragraph-count="52" meta:word-count="527" meta:character-count="3772" meta:non-whitespace-character-count="3217"/>
  </office:meta>
</office:document-meta>
</file>